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a58" officeooo:paragraph-rsid="001a8a58"/>
    </style:style>
    <style:style style:name="P2" style:family="paragraph" style:parent-style-name="Standard" style:list-style-name="L1">
      <style:text-properties officeooo:rsid="001a8a58" officeooo:paragraph-rsid="001a8a58"/>
    </style:style>
    <style:style style:name="P3" style:family="paragraph" style:parent-style-name="Standard">
      <style:text-properties officeooo:rsid="001aec85" officeooo:paragraph-rsid="001aec85"/>
    </style:style>
    <style:style style:name="P4" style:family="paragraph" style:parent-style-name="Standard">
      <style:text-properties officeooo:rsid="001cc150" officeooo:paragraph-rsid="001cc150"/>
    </style:style>
    <style:style style:name="P5" style:family="paragraph" style:parent-style-name="Standard" style:list-style-name="L2">
      <style:text-properties officeooo:rsid="001cc150" officeooo:paragraph-rsid="001cc150"/>
    </style:style>
    <style:style style:name="P6" style:family="paragraph" style:parent-style-name="Standard" style:list-style-name="L2">
      <style:text-properties officeooo:rsid="001e206a" officeooo:paragraph-rsid="001e206a"/>
    </style:style>
    <style:style style:name="P7" style:family="paragraph" style:parent-style-name="Standard">
      <style:text-properties officeooo:rsid="001e206a" officeooo:paragraph-rsid="001e206a"/>
    </style:style>
    <style:style style:name="P8" style:family="paragraph" style:parent-style-name="Standard">
      <style:text-properties officeooo:rsid="001e4826" officeooo:paragraph-rsid="001e4826"/>
    </style:style>
    <style:style style:name="P9" style:family="paragraph" style:parent-style-name="Standard">
      <style:text-properties officeooo:rsid="001eeafe" officeooo:paragraph-rsid="001eea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cionicio Lógico</text:h>
      <text:p text:style-name="P1"/>
      <text:p text:style-name="P1">Lógia é o estudo de argumentos. Um argumento é uma sequencia de enunciados na qual um dos enunciados é a conclusão e os demais são premisas, as quais servem para provar ou pelo menos fornecer, alguma evidencia para a conclusão.</text:p>
      <text:p text:style-name="P1"/>
      <text:p text:style-name="P1">Os argumentos estão tradicionalmente divididos em dedutivoes e indutivos.</text:p>
      <text:p text:style-name="P1"/>
      <text:list xml:id="list4086357367367459509" text:style-name="L1">
        <text:list-item>
          <text:p text:style-name="P2">Argumento dedutivo: válido quando suas premissas são verdadeiras e a conclusão tambem é verdadeira.</text:p>
        </text:list-item>
        <text:list-item>
          <text:p text:style-name="P2">Argumento indutivo: a verdade das premisas não basta para assegurar a verdade da conclusão.</text:p>
        </text:list-item>
      </text:list>
      <text:p text:style-name="P1"/>
      <text:p text:style-name="P3">As <text:span text:style-name="T1">premissas</text:span> e a <text:span text:style-name="T1">conclusao</text:span> de um argumento, formuladas m uma l<text:span text:style-name="T1">inguagem estruturada</text:span><text:span text:style-name="T2">(Linguagem que o computador entende)</text:span>, permitem que o argumento possa ter uma analise lógica apropriada para a verificação de sua validade.</text:p>
      <text:p text:style-name="P3"/>
      <text:p text:style-name="P4">A lógica é dividida em dois, </text:p>
      <text:p text:style-name="P4"/>
      <text:p text:style-name="P4">logica indutiva : util no estudo da teoria da probabilidade </text:p>
      <text:p text:style-name="P4"/>
      <text:p text:style-name="P4">logica dedutiva : ela pode ser dividida em lógica classica, logicas complementares da clássica e logicas não-clássicas.</text:p>
      <text:p text:style-name="P4"/>
      <text:list xml:id="list1645841665627223970" text:style-name="L2">
        <text:list-item>
          <text:p text:style-name="P5">Lógica clássica: Considerada como núcleo a logica dedutiva. Denominada atualmente de Cálculo de Predicados de primeira ordem.</text:p>
        </text:list-item>
        <text:list-item>
          <text:p text:style-name="P5">Lógica Complementares da clássica: Complementam de algum modo a lógica clássica estenendo seu domínio. Exemplos: lógicas modais, deontica, epistemica, etc;</text:p>
        </text:list-item>
        <text:list-item>
          <text:p text:style-name="P6">Lógicas não-clássicas: caracterizadas assim por derrogarem alguns dos principios da lógica clássica. Exemplos: paracompletas e intuicionistas; paraconsistentes, não-aléticas. Não-reflexivas, probabilisticas, polivalents. Fuzzy-logic, etc.</text:p>
        </text:list-item>
      </text:list>
      <text:p text:style-name="P7"/>
      <text:p text:style-name="P7">Cálculo Proposicional</text:p>
      <text:p text:style-name="P7"/>
      <text:p text:style-name="P8">proposição: sentenças declarativas afirmativas que tenha sentido em afirmar que sejam verdadeiras ou falsas.</text:p>
      <text:p text:style-name="P8"/>
      <text:p text:style-name="P8">Símbolos da L<text:tab/>inguagem do calculo proporsional</text:p>
      <text:p text:style-name="P8"/>
      <text:p text:style-name="P8">Um dos mais importantes simbolos são as Variaveis proporsicionais que são letras latinas minusculas p, q,r, s, …. que são utilizadas para indicar as proposições(formilas atomicas).</text:p>
      <text:p text:style-name="P8">Exemplos</text:p>
      <text:p text:style-name="P8">a lua é quadrada: a qual chamaremos de p</text:p>
      <text:p text:style-name="P8">a neve e branca: a qual chamaremos de q</text:p>
      <text:p text:style-name="P8"/>
      <text:p text:style-name="P8"/>
      <text:p text:style-name="P8">conectivos lógicos, são utilizados para representar combinações que possam acontece nas variaveis proporcionais.</text:p>
      <text:p text:style-name="P8"/>
      <text:p text:style-name="P8">^ → e[conjunctos]</text:p>
      <text:p text:style-name="P8"><text:soft-page-break/>v → ou [disjunctos]</text:p>
      <text:p text:style-name="P8">→ → se..então [implicação]</text:p>
      <text:p text:style-name="P8">↔ → se e somente se [bi-implicação]</text:p>
      <text:p text:style-name="P8">~ → não [negação]</text:p>
      <text:p text:style-name="P8"/>
      <text:p text:style-name="P8"/>
      <text:p text:style-name="P8">simbolos auxiliares</text:p>
      <text:p text:style-name="P8">(), parênteses que servem para denotar o “alcance” dos conectivos;</text:p>
      <text:p text:style-name="P8"/>
      <text:p text:style-name="P8">definição de formula</text:p>
      <text:p text:style-name="P8">toda formula atomica é uma formula</text:p>
      <text:p text:style-name="P8">se a e b são formulas, então:</text:p>
      <text:p text:style-name="P8"/>
      <text:p text:style-name="P8">(A v B), (A ^ B ), (A → B), (A ↔ B)e <text:s/>(A ~ B) também são formulas.</text:p>
      <text:p text:style-name="P8"/>
      <text:p text:style-name="P8">Formulas são constituidas pelos simbolos do alfabeto(variaveis ou atomos, conectivos e simbolos de pontuação)</text:p>
      <text:p text:style-name="P8"/>
      <text:p text:style-name="P9">Os parênteses serao usados segund a seguinte ordem dos conectivos:</text:p>
      <text:p text:style-name="P9"><text:s/>~, v , ^, → . ↔ </text:p>
      <text:p text:style-name="P9">com o mesmo conectivo adota-se a convensao pela direita.</text:p>
      <text:p text:style-name="P9"/>
      <text:p text:style-name="P9">Ordem de precedencia</text:p>
      <text:p text:style-name="P9"/>
      <text:p text:style-name="P9">maior precedencia: 1. ~</text:p>
      <text:p text:style-name="P9">precedencia intermediaria: 2. ^, 3. v</text:p>
      <text:p text:style-name="P9">menor precedencia: 4. → , 5. ↔ </text:p>
      <text:p text:style-name="P9"/>
      <text:p text:style-name="P9">os conectivos v e ^ repetidos, alinham-se à esquerda</text:p>
      <text:p text:style-name="P9">conectivos → e ↔ <text:s/>repetidos alinham-se à dire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21:52:03.339333196</meta:creation-date>
    <meta:generator>LibreOffice/5.1.4.2$Linux_X86_64 LibreOffice_project/10m0$Build-2</meta:generator>
    <dc:date>2016-09-21T07:18:07.441551152</dc:date>
    <meta:editing-duration>PT8H30M26S</meta:editing-duration>
    <meta:editing-cycles>2</meta:editing-cycles>
    <meta:document-statistic meta:table-count="0" meta:image-count="0" meta:object-count="0" meta:page-count="2" meta:paragraph-count="41" meta:word-count="437" meta:character-count="2819" meta:non-whitespace-character-count="2421"/>
  </office:meta>
</office:document-meta>
</file>